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://localhost:9864/datanode.html</text:p>
      <text:p text:style-name="Standard"/>
      <text:p text:style-name="Standard">http://localhost:9870/dfshealth.html#tab-overview</text:p>
      <text:p text:style-name="Standard"/>
      <text:p text:style-name="Standard">service ssh start</text:p>
      <text:p text:style-name="Standard">ssh localhost</text:p>
      <text:p text:style-name="Standard">start-dfs.sh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4T12:59:07.948172196</meta:creation-date>
    <dc:date>2023-02-14T13:01:29.267464211</dc:date>
    <meta:editing-duration>PT2M22S</meta:editing-duration>
    <meta:editing-cycles>1</meta:editing-cycles>
    <meta:document-statistic meta:table-count="0" meta:image-count="0" meta:object-count="0" meta:page-count="1" meta:paragraph-count="5" meta:word-count="8" meta:character-count="127" meta:non-whitespace-character-count="123"/>
    <meta:generator>LibreOffice/7.3.7.2$Linux_X86_64 LibreOffice_project/30$Build-2</meta:generator>
  </office:meta>
</office:document-meta>
</file>